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l" svg:font-family="Consl"/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Consolas" fo:font-size="10.5pt" fo:font-weight="normal" officeooo:rsid="001e3c75" officeooo:paragraph-rsid="001e3c75" style:font-size-asian="10.5pt" style:font-weight-asian="normal" style:font-size-complex="10.5pt" style:font-weight-complex="normal"/>
    </style:style>
    <style:style style:name="P2" style:family="paragraph" style:parent-style-name="Standard">
      <style:text-properties officeooo:rsid="001a4c19" officeooo:paragraph-rsid="001a4c19"/>
    </style:style>
    <style:style style:name="P3" style:family="paragraph" style:parent-style-name="Standard">
      <style:text-properties officeooo:rsid="001be386" officeooo:paragraph-rsid="001be386"/>
    </style:style>
    <style:style style:name="P4" style:family="paragraph" style:parent-style-name="Standard">
      <style:text-properties officeooo:rsid="001c83d6" officeooo:paragraph-rsid="001c83d6"/>
    </style:style>
    <style:style style:name="P5" style:family="paragraph" style:parent-style-name="Standard">
      <style:text-properties officeooo:rsid="001e3c75" officeooo:paragraph-rsid="001e3c75"/>
    </style:style>
    <style:style style:name="P6" style:family="paragraph" style:parent-style-name="Standard">
      <style:text-properties style:font-name="Consolas1" fo:font-size="10.5pt" officeooo:rsid="001e3c75" officeooo:paragraph-rsid="001e3c75" style:font-size-asian="10.5pt" style:font-size-complex="10.5pt"/>
    </style:style>
    <style:style style:name="P7" style:family="paragraph" style:parent-style-name="Standard">
      <style:text-properties officeooo:rsid="001eb803" officeooo:paragraph-rsid="001eb803"/>
    </style:style>
    <style:style style:name="P8" style:family="paragraph" style:parent-style-name="Standard">
      <style:text-properties officeooo:rsid="001eb803" officeooo:paragraph-rsid="0020818c"/>
    </style:style>
    <style:style style:name="P9" style:family="paragraph" style:parent-style-name="Standard">
      <style:text-properties officeooo:rsid="0022476a" officeooo:paragraph-rsid="0022476a"/>
    </style:style>
    <style:style style:name="P10" style:family="paragraph" style:parent-style-name="Standard" style:list-style-name="L1">
      <style:text-properties officeooo:rsid="0022476a" officeooo:paragraph-rsid="0022476a"/>
    </style:style>
    <style:style style:name="P11" style:family="paragraph" style:parent-style-name="Standard" style:list-style-name="L1">
      <style:text-properties officeooo:paragraph-rsid="0022476a"/>
    </style:style>
    <style:style style:name="P12" style:family="paragraph" style:parent-style-name="Standard">
      <style:text-properties officeooo:rsid="00238191" officeooo:paragraph-rsid="00238191"/>
    </style:style>
    <style:style style:name="T1" style:family="text">
      <style:text-properties officeooo:rsid="0020818c"/>
    </style:style>
    <style:style style:name="T2" style:family="text">
      <style:text-properties officeooo:rsid="0022476a"/>
    </style:style>
    <style:style style:name="T3" style:family="text">
      <style:text-properties style:font-name="Consolas1" fo:font-size="10.5pt" style:font-size-asian="10.5pt" style:font-size-complex="10.5pt"/>
    </style:style>
    <style:style style:name="T4" style:family="text">
      <style:text-properties officeooo:rsid="002381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de.js 8.5.0 Import-Modules Syntax Support</text:p>
      <text:p text:style-name="P2"/>
      <text:p text:style-name="P3">Great news for those wishing to get more ES6-y in their Node apps – Node 8.5.0 provides experimental support for the import statement, using syntax you may have seen in meta-JS languages such as TypeScript.</text:p>
      <text:p text:style-name="P3"/>
      <text:p text:style-name="P4">The import statement replaces this:</text:p>
      <text:p text:style-name="P4"/>
      <text:p text:style-name="P6">const _ = require('lodash');</text:p>
      <text:p text:style-name="P4"/>
      <text:p text:style-name="P4">...with this:</text:p>
      <text:p text:style-name="P4"/>
      <text:p text:style-name="P1">import _ from 'lodash'</text:p>
      <text:p text:style-name="P4"/>
      <text:p text:style-name="P5">or this:</text:p>
      <text:p text:style-name="P5"/>
      <text:p text:style-name="P6">import { isObject, isNumber } from 'lodash'</text:p>
      <text:p text:style-name="P3"/>
      <text:p text:style-name="P8">To my eyes, this last example looks cleaner and adds precision in that it tells other developers exactly which parts on Lodash <text:span text:style-name="T1">(</text:span><text:a xlink:type="simple" xlink:href="https://lodash.com/" text:style-name="Internet_20_link" text:visited-style-name="Visited_20_Internet_20_Link"><text:span text:style-name="T1">https://lodash.com/</text:span></text:a><text:span text:style-name="T1">)</text:span> are being used.</text:p>
      <text:p text:style-name="P7"/>
      <text:p text:style-name="P7">Some important things to note <text:span text:style-name="T1">about this new feature:</text:span></text:p>
      <text:p text:style-name="P7"/>
      <text:list xml:id="list7838448454579122656" text:style-name="L1">
        <text:list-item>
          <text:p text:style-name="P11"><text:span text:style-name="T2">you cannot mix the old require() syntax with important;</text:span></text:p>
        </text:list-item>
        <text:list-item>
          <text:p text:style-name="P10">you need to name your files with a .mjs extension in order to use modules – you’ll want to add this to your IDE as a JavaScript file for syntax highlighting, etc.;</text:p>
        </text:list-item>
        <text:list-item>
          <text:p text:style-name="P10"><text:span text:style-name="T4">w</text:span>hen launching Node, you need to add --<text:span text:style-name="T3">experimental-modules </text:span>to the command line;</text:p>
        </text:list-item>
      </text:list>
      <text:p text:style-name="P9"/>
      <text:p text:style-name="P9">Refer to this great article by Dr. Axel Rauschmayer (<text:a xlink:type="simple" xlink:href="http://2ality.com/2017/09/native-esm-node.html" text:style-name="Internet_20_link" text:visited-style-name="Visited_20_Internet_20_Link">http://2ality.com/2017/09/native-esm-node.html</text:a>) for a more in-depth explanation.</text:p>
      <text:p text:style-name="P9"/>
      <text:p text:style-name="P12">You also may nopt want to commit to upgrading your development system to Node.js 8.5.0 yet. I’ve included instructions in the Git repo below for how to install a Node version manager so you can quickly switch between Node versions on your system.</text:p>
      <text:p text:style-name="P3"/>
      <text:p text:style-name="P3">Please check out some samples I put together to demonstrate: <text:a xlink:type="simple" xlink:href="https://github.com/oliverm2112/Node85Modules" text:style-name="Internet_20_link" text:visited-style-name="Visited_20_Internet_20_Link">https://github.com/oliverm2112/Node85Modules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l" svg:font-family="Consl"/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Merk</meta:initial-creator>
    <meta:creation-date>2015-11-27T19:24:43.251724359</meta:creation-date>
    <meta:generator>LibreOffice/5.1.6.2$Linux_X86_64 LibreOffice_project/10m0$Build-2</meta:generator>
    <dc:date>2017-09-19T16:03:19.669019281</dc:date>
    <dc:creator>Oliver Merk</dc:creator>
    <meta:editing-duration>PT5H22M58S</meta:editing-duration>
    <meta:editing-cycles>9</meta:editing-cycles>
    <meta:document-statistic meta:table-count="0" meta:image-count="0" meta:object-count="0" meta:page-count="1" meta:paragraph-count="16" meta:word-count="223" meta:character-count="1403" meta:non-whitespace-character-count="1198"/>
  </office:meta>
</office:document-meta>
</file>